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1.75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gular Express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7cm" svg:height="11.246cm" svg:x="0.2cm" svg:y="2.1cm">
          <draw:text-box>
            <text:p><text:span text:style-name="T1">With regular expressions, you don’t need to know what exactly you want to find.</text:span></text:p>
            <text:p/>
            <text:p><text:span text:style-name="T1">What you should know is a rough idea about what that you are trying to find looks like.</text:span></text:p>
            <text:p/>
            <text:p><text:span text:style-name="T1">Q: I want to find if a digit is present in a string.</text:span></text:p>
            <text:p><text:span text:style-name="T1">A:</text:span></text:p>
            <text:p><text:span text:style-name="T1">[] Represents a class of characters.</text:span></text:p>
            <text:p/>
            <text:p><text:span text:style-name="T1">[0-9] Represents a class of the 10 digits.</text:span></text:p>
            <text:p><text:span text:style-name="T1"><text:line-break/></text:span><text:span text:style-name="T1">You can find a digit by iterating over range(0, 10) and find it a digit is present in a string.</text:span></text:p>
            <text:p><text:span text:style-name="T1">Or, you can tell the computer that if you find any digit from 0 to 9, then let me know.</text:span></text:p>
            <text:p/>
            <text:p><text:span text:style-name="T1">Which is better?</text:span></text:p>
            <text:p><text:span text:style-name="T1">The solution using range() looks simple but it is elegant enough.</text:span></text:p>
            <text:p><text:span text:style-name="T1">The more Pythonic solution is when we would tell the computer that give me the character that matches the class of digits, i.e., [0-9].</text:span></text:p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Problem 1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n Code</text:p>
          </draw:text-box>
        </draw:frame>
        <draw:frame draw:style-name="gr3" draw:text-style-name="P3" draw:layer="layout" svg:width="26cm" svg:height="12.338cm" svg:x="0.3cm" svg:y="2.2cm">
          <draw:text-box>
            <text:p>import re </text:p>
            <text:p/>
            <text:p>str_1 = "Hi, my name is Johanth!"</text:p>
            <text:p>str_2 = "I am 13 years old."</text:p>
            <text:p>str_3 = "You can reach me at 9876543210."</text:p>
            <text:p>str_4 = "You can email me at johanthyada@gmail.com"</text:p>
            <text:p/>
            <text:p>l = [str_1, str_2, str_3, str_4]</text:p>
            <text:p/>
            <text:p>for i in l:</text:p>
            <text:p><text:s text:c="4"/>x = re.search('[0-9]', i)</text:p>
            <text:p><text:s text:c="4"/>if x:</text:p>
            <text:p><text:s text:c="8"/>print(i, ": Found at :", x.span(), ": Found what :", x.group())</text:p>
            <text:p/>
            <text:p>Output:</text:p>
            <text:p>I am 13 years old. : Found at : (5, 6) : Found what : 1</text:p>
            <text:p>You can reach me at 9876543210. : Found at : (20, 21) : Found what : 9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5" draw:layer="layout" svg:width="16.534cm" svg:height="13.493cm" svg:x="0.2cm" svg:y="2.2cm">
          <draw:text-box>
            <text:p text:style-name="P4"><text:span text:style-name="T2">Ques: I want to find if a special character from (, ! . + @) is present in a list of strings.</text:span></text:p>
            <text:p text:style-name="P4"><text:span text:style-name="T2">Ans:</text:span></text:p>
            <text:p text:style-name="P4"><text:span text:style-name="T2">If we were to do this using for-loop, we would two for-loops.</text:span></text:p>
            <text:p text:style-name="P4"><text:span text:style-name="T2">Important Note: nested loops take a lot of time in comparison to one-liner solutions.</text:span></text:p>
            <text:p text:style-name="P4"><text:span text:style-name="T1"/></text:p>
            <text:p text:style-name="P4"><text:span text:style-name="T2">import re </text:span></text:p>
            <text:p text:style-name="P4"><text:span text:style-name="T1"/></text:p>
            <text:p text:style-name="P4"><text:span text:style-name="T2">str_1 = "Hi, my name is Johanth! Nice to meet you."</text:span></text:p>
            <text:p text:style-name="P4"><text:span text:style-name="T2">str_2 = "I am 13 years old. And you?"</text:span></text:p>
            <text:p text:style-name="P4"><text:span text:style-name="T2">str_3 = "You can reach me at +91 9876543210."</text:span></text:p>
            <text:p text:style-name="P4"><text:span text:style-name="T2">str_4 = "You can email me at johanthyada@gmail.com"</text:span></text:p>
            <text:p text:style-name="P4"><text:span text:style-name="T1"/></text:p>
            <text:p text:style-name="P4"><text:span text:style-name="T2">l = [str_1, str_2, str_3, str_4]</text:span></text:p>
            <text:p text:style-name="P4"><text:span text:style-name="T1"/></text:p>
            <text:p text:style-name="P4"><text:span text:style-name="T2">m = ['!', '?', '+', '@']</text:span></text:p>
            <text:p text:style-name="P4"><text:span text:style-name="T1"/></text:p>
            <text:p text:style-name="P4"><text:span text:style-name="T2">for x in l:</text:span></text:p>
            <text:p text:style-name="P4"><text:span text:style-name="T2"><text:s text:c="4"/></text:span><text:span text:style-name="T2">for y in m: </text:span></text:p>
            <text:p text:style-name="P4"><text:span text:style-name="T2"><text:s text:c="8"/></text:span><text:span text:style-name="T2">if x.find(y) != -1:</text:span></text:p>
            <text:p text:style-name="P4"><text:span text:style-name="T2"><text:s text:c="12"/></text:span><text:span text:style-name="T2">print(x) </text:span></text:p>
            <text:p text:style-name="P4"><text:span text:style-name="T2"><text:s text:c="12"/></text:span><text:span text:style-name="T2">print("Found", y, "at : ", x.find(y)) </text:span></text:p>
            <text:p text:style-name="P4"><text:span text:style-name="T1"/></text:p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Problem 2: Replacing nested for-loops with Regex</text:p>
          </draw:text-box>
        </draw:frame>
        <draw:frame draw:style-name="gr5" draw:text-style-name="P3" draw:layer="layout" svg:width="10cm" svg:height="4.347cm" svg:x="17.5cm" svg:y="2.428cm">
          <draw:text-box>
            <text:p><text:span text:style-name="T3">Hi, my name is Johanth! Nice to meet you.</text:span></text:p>
            <text:p><text:span text:style-name="T3">Found ! at : <text:s/>22</text:span></text:p>
            <text:p><text:span text:style-name="T3">I am 13 years old. And you?</text:span></text:p>
            <text:p><text:span text:style-name="T3">Found ? at : <text:s/>26</text:span></text:p>
            <text:p><text:span text:style-name="T3">You can reach me at +91 9876543210.</text:span></text:p>
            <text:p><text:span text:style-name="T3">Found + at : <text:s/>20</text:span></text:p>
            <text:p><text:span text:style-name="T3">You can email me at johanthyada@gmail.com</text:span></text:p>
            <text:p><text:span text:style-name="T3">Found @ at : <text:s/>3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</text:p>
          </draw:text-box>
        </draw:frame>
        <draw:frame draw:style-name="gr6" draw:text-style-name="P3" draw:layer="layout" svg:width="20.818cm" svg:height="10.028cm" svg:x="0.534cm" svg:y="2.6cm">
          <draw:text-box>
            <text:p><text:span text:style-name="T4">""" Ques: I want to find if a special character from (, ! ? . + @) is present in a string.</text:span></text:p>
            <text:p><text:span text:style-name="T4">Ans: """</text:span></text:p>
            <text:p><text:span text:style-name="T4">import re </text:span></text:p>
            <text:p/>
            <text:p><text:span text:style-name="T4">str_1 = "Hi, my name is Johanth! Nice to meet you."</text:span></text:p>
            <text:p><text:span text:style-name="T4">str_2 = "I am 13 years old. And you?"</text:span></text:p>
            <text:p><text:span text:style-name="T4">str_3 = "You can reach me at +91 9876543210."</text:span></text:p>
            <text:p><text:span text:style-name="T4">str_4 = "You can email me at johanthyada@gmail.com"</text:span></text:p>
            <text:p/>
            <text:p><text:span text:style-name="T4">l = [str_1, str_2, str_3, str_4]</text:span></text:p>
            <text:p/>
            <text:p><text:span text:style-name="T4">for x in l:</text:span></text:p>
            <text:p><text:span text:style-name="T4"><text:s text:c="4"/></text:span><text:span text:style-name="T4">y = re.search("[!?+@]", x)</text:span></text:p>
            <text:p><text:span text:style-name="T4"><text:s text:c="4"/></text:span><text:span text:style-name="T4">if y:</text:span></text:p>
            <text:p><text:span text:style-name="T4"><text:s text:c="8"/></text:span><text:span text:style-name="T4">print(x)</text:span></text:p>
            <text:p><text:span text:style-name="T4"><text:s text:c="8"/></text:span><text:span text:style-name="T4">print("Found at :", y.span(), ": Found what :", y.group())</text:span></text:p>
          </draw:text-box>
        </draw:frame>
        <draw:frame draw:style-name="gr7" draw:text-style-name="P3" draw:layer="layout" svg:width="12.046cm" svg:height="10.916cm" svg:x="15.857cm" svg:y="4.433cm">
          <draw:text-box>
            <text:p><text:span text:style-name="T4">Hi, my name is Johanth! Nice to meet you.</text:span></text:p>
            <text:p><text:span text:style-name="T4">Found at : (22, 23) : Found what : !</text:span></text:p>
            <text:p><text:span text:style-name="T4">I am 13 years old. And you?</text:span></text:p>
            <text:p><text:span text:style-name="T4">Found at : (26, 27) : Found what : ?</text:span></text:p>
            <text:p><text:span text:style-name="T4">You can reach me at +91 9876543210.</text:span></text:p>
            <text:p><text:span text:style-name="T4">Found at : (20, 21) : Found what : +</text:span></text:p>
            <text:p><text:span text:style-name="T4">You can email me at johanthyada@gmail.com</text:span></text:p>
            <text:p><text:span text:style-name="T4">Found at : (31, 32) : Found what : @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8" draw:text-style-name="P3" draw:layer="layout" svg:width="17.059cm" svg:height="2.384cm" svg:x="1.253cm" svg:y="2.832cm">
          <draw:text-box>
            <text:p>Q: There is list of strings. The strings is a sequence of numbers with one alphabet in between.</text:p>
            <text:p>You task is to find that alphabet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</text:p>
          </draw:text-box>
        </draw:frame>
        <draw:frame draw:style-name="gr9" draw:text-style-name="P6" draw:layer="layout" svg:width="26.249cm" svg:height="31.75cm" svg:x="0.975cm" svg:y="2.159cm">
          <draw:text-box>
            <text:p><text:span text:style-name="T5">import re </text:span></text:p>
            <text:p><text:span text:style-name="T5">import random </text:span></text:p>
            <text:p><text:span text:style-name="T5">import string</text:span></text:p>
            <text:p><text:span text:style-name="T5"><text:s/></text:span></text:p>
            <text:p><text:span text:style-name="T5"># Randomly choose a letter from all the ascii_letters</text:span></text:p>
            <text:p><text:span text:style-name="T5">l = []</text:span></text:p>
            <text:p><text:span text:style-name="T5">for i in range(20):</text:span></text:p>
            <text:p><text:span text:style-name="T5"><text:s text:c="4"/></text:span><text:span text:style-name="T5">x = [str(random.randint(0,9)) for j in range(10)]</text:span></text:p>
            <text:p><text:span text:style-name="T5"><text:s text:c="4"/></text:span><text:span text:style-name="T5">x[random.randint(0,9)] = random.choice(string.ascii_letters)</text:span></text:p>
            <text:p><text:span text:style-name="T5"><text:s text:c="4"/></text:span><text:span text:style-name="T5">l.append(''.join(x))</text:span></text:p>
            <text:p><text:span text:style-name="T6"/></text:p>
            <text:p><text:span text:style-name="T5">print(l)</text:span></text:p>
            <text:p/>
            <text:p><text:span text:style-name="T5">""" Homework:</text:span></text:p>
            <text:p><text:span text:style-name="T5">Find the alphabets in a list of numerical strings using Regex.</text:span></text:p>
            <text:p><text:span text:style-name="T5">['496d665979', '772T202957', '23650784J3', '4252925k32', '72733Q8098', '464W826820', '5990A42505', '4725V73478', '77148363L1', '3W15107781', 'Q088253588', '2660g58899', '81719893v3', '35s1605748', '442139N477', 'O724424959', '4E06284727', '160804Q000', '8726r38255', '1b38353340'] """</text:span></text:p>
            <text:p/>
            <text:p><text:span text:style-name="T5">for i in l:</text:span></text:p>
            <text:p><text:span text:style-name="T5"><text:s text:c="4"/></text:span><text:span text:style-name="T5">x = re.search('[a-zA-Z]', i)</text:span></text:p>
            <text:p><text:span text:style-name="T5"><text:s text:c="4"/></text:span><text:span text:style-name="T5">if x:</text:span></text:p>
            <text:p><text:span text:style-name="T5"><text:s text:c="8"/></text:span><text:span text:style-name="T5">print(i, ": Found at :", x.span(), ": Found what :", x.group(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18:40:38.110698358</meta:creation-date>
    <meta:editing-duration>PT38M48S</meta:editing-duration>
    <meta:editing-cycles>29</meta:editing-cycles>
    <meta:generator>LibreOffice/7.3.7.2$Linux_X86_64 LibreOffice_project/30$Build-2</meta:generator>
    <dc:title>Blue Curve</dc:title>
    <dc:date>2023-05-31T18:45:47.209035851</dc:date>
    <meta:document-statistic meta:object-count="64"/>
  </office:meta>
</office:document-meta>
</file>